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Liberation Sans"/>
    </style:style>
    <style:style style:name="P2" style:family="paragraph" style:parent-style-name="Text_20_body">
      <style:paragraph-properties fo:line-height="150%" fo:text-align="justify" style:justify-single-word="false"/>
      <style:text-properties style:font-name="Liberation Sans"/>
    </style:style>
    <style:style style:name="P3" style:family="paragraph" style:parent-style-name="Text_20_body" style:list-style-name="L1">
      <style:paragraph-properties fo:margin-top="0cm" fo:margin-bottom="0cm" style:contextual-spacing="false" fo:line-height="150%" fo:text-align="justify" style:justify-single-word="false"/>
      <style:text-properties style:font-name="Liberation Sans"/>
    </style:style>
    <style:style style:name="P4" style:family="paragraph" style:parent-style-name="Text_20_body" style:list-style-name="L1">
      <style:paragraph-properties fo:line-height="150%" fo:text-align="justify" style:justify-single-word="false"/>
      <style:text-properties style:font-name="Liberation Sans"/>
    </style:style>
    <style:style style:name="P5" style:family="paragraph" style:parent-style-name="Text_20_body">
      <style:paragraph-properties fo:line-height="150%" fo:text-align="justify" style:justify-single-word="false"/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P6" style:family="paragraph" style:parent-style-name="Text_20_body">
      <style:paragraph-properties fo:line-height="150%" fo:text-align="center" style:justify-single-word="false"/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P7" style:family="paragraph" style:parent-style-name="Text_20_body">
      <style:paragraph-properties fo:line-height="150%" fo:text-align="justify" style:justify-single-word="false"/>
      <style:text-properties style:font-name="Liberation Sans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Instituto Federal de Educação, Ciência e Tecnologia de São Paulo (IFSP) - Araraquara</text:p>
      <text:p text:style-name="P6">Curso Técnico em Informática (TIC) - Módulo 4</text:p>
      <text:p text:style-name="P6">Disciplinas de Projeto Integrador (PJI) e Tópicos Avançados em Programação (TAP)</text:p>
      <text:p text:style-name="P6">Atividade: Documento de Requisitos</text:p>
      <text:p text:style-name="P6">Projeto "Sabor Caseiro"</text:p>
      <text:p text:style-name="P2"/>
      <text:p text:style-name="P5">1 - VISÃO GERAL:</text:p>
      <text:p text:style-name="P2">O projeto Sabor Caseiro consistirá em um sistema web para cadastro, edição, consulta e exclusão de produtos de um restaurante homônimo. Este projeto servirá como trabalho final para o curso.</text:p>
      <text:p text:style-name="P5">2 - REQUISITOS FUNCIONAIS:</text:p>
      <text:p text:style-name="P7">RF01: Cadastro de Produto</text:p>
      <text:p text:style-name="P2">Usuários poderão cadastrar produtos através de uma página dedicada, informando nome, tipo e preço. Os dados serão validados conforme:</text:p>
      <text:list text:style-name="L1">
        <text:list-item>
          <text:p text:style-name="P3">Nome: obrigatório, até 30 caracteres;</text:p>
        </text:list-item>
        <text:list-item>
          <text:p text:style-name="P3">Tipo: obrigatório, podendo ser "Aperitivo", "Prato Principal", "Sobremesa" ou "Bebida";</text:p>
        </text:list-item>
        <text:list-item>
          <text:p text:style-name="P4">Preço: obrigatório, entre 1 e 999,99.</text:p>
        </text:list-item>
      </text:list>
      <text:p text:style-name="P2">Após um cadastro bem-sucedido, o usuário será redirecionado para a página de consulta com uma mensagem de sucesso. Caso contrário, uma mensagem de erro será exibida na mesma página. Se tentar acessar a página de consulta sem produtos cadastrados, será redirecionado para a página de cadastro com uma mensagem de erro.</text:p>
      <text:p text:style-name="P2"/>
      <text:p text:style-name="P2"/>
      <text:p text:style-name="P7"><text:soft-page-break/>RF02: Consulta de Produtos</text:p>
      <text:p text:style-name="P2">Usuários poderão consultar produtos através de uma página específica, utilizando um campo de pesquisa para nome, tipo ou preço. A tabela exibirá os produtos relacionados à pesquisa. Se nenhum produto for encontrado, a tabela será ocultada e uma mensagem de erro será exibida.</text:p>
      <text:p text:style-name="P7">RF03: Edição de Produto</text:p>
      <text:p text:style-name="P2">Usuários poderão editar produtos através de ícones de edição na tabela. Um formulário carregará os dados do produto para edição, seguindo as mesmas validações do cadastro. Após uma edição bem-sucedida, a tabela de produtos será atualizada com uma mensagem de sucesso. Caso contrário, a tabela será exibida com uma mensagem de erro.</text:p>
      <text:p text:style-name="P7">RF04: Exclusão de Produto</text:p>
      <text:p text:style-name="P2">Usuários poderão remover produtos através de ícones de deleção na tabela. Após uma exclusão bem-sucedida, uma mensagem de sucesso será exibida. Se o último produto for deletado, o usuário será redirecionado para a página de cadastro com uma mensagem. Em caso de erro na exclusão, será mostrada uma mensagem de erro.</text:p>
      <text:p text:style-name="P5">3 - REQUISITOS NÃO FUNCIONAIS:</text:p>
      <text:p text:style-name="P7">RNF01: Responsividade</text:p>
      <text:p text:style-name="P2">O site será adaptável a diversas resoluções, incluindo TVs, desktops, laptops, tablets e celulares.</text:p>
      <text:p text:style-name="P7">RNF02: Tecnologias</text:p>
      <text:p text:style-name="P2">O site será desenvolvido utilizando HTML, CSS e JavaScript puros no front-end, PHP puro no back-end e MySQL como banco de dados relacional. Além disso, serão utilizadas a biblioteca de ícones Bootstrap Icons e a fonte Roboto do Google Fonts para melhorar a experiência visual e de usabilidade. As operações serão otimizadas utilizando Fetch API com PHP para melhor desempenho.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6T21:19:01.627362906</meta:creation-date>
    <dc:date>2024-07-16T21:24:37.688036020</dc:date>
    <meta:editing-duration>PT5M37S</meta:editing-duration>
    <meta:editing-cycles>1</meta:editing-cycles>
    <meta:document-statistic meta:table-count="0" meta:image-count="0" meta:object-count="0" meta:page-count="2" meta:paragraph-count="25" meta:word-count="416" meta:character-count="2676" meta:non-whitespace-character-count="2288"/>
    <meta:generator>LibreOffice/7.6.4.1$Linux_X86_64 LibreOffice_project/60$Build-1</meta:generator>
  </office:meta>
</office:document-meta>
</file>